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center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0.9cm" fo:background-color="transparent">
        <style:background-image/>
      </style:table-row-properties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2" style:family="table-row">
      <style:table-row-properties style:min-row-height="0.9cm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style:min-row-height="0.9cm"/>
    </style:style>
    <style:style style:name="Table1.4" style:family="table-row">
      <style:table-row-properties style:min-row-height="0.9cm"/>
    </style:style>
    <style:style style:name="Table1.5" style:family="table-row">
      <style:table-row-properties style:min-row-height="0.9cm"/>
    </style:style>
    <style:style style:name="Table1.6" style:family="table-row">
      <style:table-row-properties style:min-row-height="1.005cm"/>
    </style:style>
    <style:style style:name="Table1.7" style:family="table-row">
      <style:table-row-properties style:min-row-height="1.085cm"/>
    </style:style>
    <style:style style:name="Table1.8" style:family="table-row">
      <style:table-row-properties style:min-row-height="1.111cm"/>
    </style:style>
    <style:style style:name="Table1.9" style:family="table-row">
      <style:table-row-properties style:min-row-height="0.9cm"/>
    </style:style>
    <style:style style:name="Table1.10" style:family="table-row">
      <style:table-row-properties style:min-row-height="1.111cm"/>
    </style:style>
    <style:style style:name="P1" style:family="paragraph" style:parent-style-name="clanek">
      <style:text-properties fo:font-style="italic" officeooo:rsid="00616e50" officeooo:paragraph-rsid="00032c45" style:font-style-asian="italic" style:font-style-complex="italic"/>
    </style:style>
    <style:style style:name="P2" style:family="paragraph" style:parent-style-name="clanek">
      <style:paragraph-properties fo:text-align="start" style:justify-single-word="false"/>
      <style:text-properties fo:font-style="italic" officeooo:rsid="00070c84" officeooo:paragraph-rsid="00070c84" style:font-style-asian="italic" style:font-style-complex="italic"/>
    </style:style>
    <style:style style:name="P3" style:family="paragraph" style:parent-style-name="clanek">
      <style:paragraph-properties fo:text-align="start" style:justify-single-word="false"/>
      <style:text-properties fo:font-style="italic" officeooo:rsid="00070c84" officeooo:paragraph-rsid="0009ba0b" style:font-style-asian="italic" style:font-style-complex="italic"/>
    </style:style>
    <style:style style:name="P4" style:family="paragraph" style:parent-style-name="clanek">
      <style:text-properties fo:font-style="italic" officeooo:rsid="00032c45" officeooo:paragraph-rsid="00070c84" style:font-style-asian="italic" style:font-style-complex="italic"/>
    </style:style>
    <style:style style:name="P5" style:family="paragraph" style:parent-style-name="clanek">
      <style:text-properties fo:font-style="italic" fo:font-weight="bold" officeooo:rsid="00070c84" officeooo:paragraph-rsid="00070c84" style:font-style-asian="italic" style:font-weight-asian="bold" style:font-style-complex="italic" style:font-weight-complex="bold"/>
    </style:style>
    <style:style style:name="P6" style:family="paragraph" style:parent-style-name="clanek">
      <style:text-properties officeooo:paragraph-rsid="00032c45"/>
    </style:style>
    <style:style style:name="P7" style:family="paragraph" style:parent-style-name="clanek">
      <style:text-properties officeooo:paragraph-rsid="00070c84"/>
    </style:style>
    <style:style style:name="P8" style:family="paragraph" style:parent-style-name="Standard">
      <style:paragraph-properties fo:text-align="start" style:justify-single-word="false"/>
      <style:text-properties fo:font-style="normal" officeooo:rsid="00032c45" officeooo:paragraph-rsid="00032c45" style:font-style-asian="normal" style:font-style-complex="normal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09cafb" officeooo:paragraph-rsid="0009cafb" fo:background-color="#e6e6e6"/>
    </style:style>
    <style:style style:name="P11" style:family="paragraph" style:parent-style-name="clanek">
      <style:paragraph-properties fo:text-align="start" style:justify-single-word="false"/>
      <style:text-properties fo:font-style="italic" officeooo:rsid="00070c84" officeooo:paragraph-rsid="00070c84" style:font-style-asian="italic" style:font-style-complex="italic"/>
    </style:style>
    <style:style style:name="T1" style:family="text">
      <style:text-properties fo:font-style="italic" fo:font-weight="normal" officeooo:rsid="00032c45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616e50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0534e6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officeooo:rsid="00070c84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8d2c2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9cafb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9ba0b" style:font-weight-asian="normal" style:font-weight-complex="normal"/>
    </style:style>
    <style:style style:name="T9" style:family="text">
      <style:text-properties officeooo:rsid="0009ca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7"><text:span text:style-name="T6">Prezenční listina</text:span><text:span text:style-name="T4"> <text:s/></text:span><text:span text:style-name="T5">členské schůze <text:s/></text:span></text:p>
      <text:p text:style-name="P5"/>
      <text:p text:style-name="P4">spolku Krčín z.s., </text:p>
      <text:p text:style-name="P6"><text:span text:style-name="T1">se sídlem v Třeboni, Vodárenská 1097, zapsaném ve spolkovém rejstříku, vedeném </text:span><text:span text:style-name="T2">Krajským soudem v Českých Budějovicích</text:span><text:span text:style-name="T1">, </text:span><text:span text:style-name="T3">spisová značka L</text:span><text:span text:style-name="T2"> 8671</text:span><text:span text:style-name="T3">, IČ 09622039</text:span></text:p>
      <text:p text:style-name="P1"/>
      <text:p text:style-name="P3">konané dne <text:span text:style-name="T7">................................................................................... </text:span></text:p>
      <text:p text:style-name="P3"/>
      <text:p text:style-name="P3">v <text:span text:style-name="T7">.</text:span><text:span text:style-name="T8">..........................................................................</text:span><text:span text:style-name="T7">.............................................</text:span></text:p>
      <text:p text:style-name="P2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0">Jméno, příjmení</text:p>
          </table:table-cell>
          <table:table-cell table:style-name="Table1.B1" office:value-type="string">
            <text:p text:style-name="P10">Podpis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3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4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5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6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7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8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9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10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</table:table>
      <text:p text:style-name="P2"/>
      <text:p text:style-name="P2"/>
      <text:p text:style-name="P2"/>
      <text:p text:style-name="P2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lanek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cs" fo:country="CZ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paragraph01" style:family="paragraph" style:parent-style-name="Standard" style:master-page-name="">
      <style:paragraph-properties fo:margin-left="0cm" fo:margin-right="0cm" fo:margin-top="0.199cm" fo:margin-bottom="0.199cm" style:contextual-spacing="false" fo:line-height="100%" fo:text-indent="0cm" style:auto-text-indent="false" style:page-number="auto">
        <style:tab-stops/>
      </style:paragraph-properties>
    </style:style>
    <style:style style:name="numbering01" style:family="paragraph" style:parent-style-name="paragraph01" style:list-style-name="Numbering_20_123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ri Liska</meta:initial-creator>
    <meta:creation-date>2020-11-09T15:45:20.167000000</meta:creation-date>
    <dc:date>2021-02-22T15:09:23.361000000</dc:date>
    <dc:creator>Jiri Liska</dc:creator>
    <meta:editing-duration>PT44M58S</meta:editing-duration>
    <meta:editing-cycles>8</meta:editing-cycles>
    <meta:generator>LibreOffice/7.0.1.2$Windows_X86_64 LibreOffice_project/7cbcfc562f6eb6708b5ff7d7397325de9e764452</meta:generator>
    <meta:document-statistic meta:table-count="1" meta:image-count="0" meta:object-count="0" meta:page-count="1" meta:paragraph-count="7" meta:word-count="37" meta:character-count="445" meta:non-whitespace-character-count="410"/>
  </office:meta>
</office:document-meta>
</file>